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Preformatted_20_Text" style:list-style-name="L2"/>
    <style:style style:name="P4" style:family="paragraph" style:parent-style-name="Preformatted_20_Text">
      <style:paragraph-properties fo:margin-top="0cm" fo:margin-bottom="0.499cm" style:writing-mode="lr-tb"/>
    </style:style>
    <style:style style:name="P5" style:family="paragraph" style:parent-style-name="Preformatted_20_Text" style:list-style-name="L2">
      <style:paragraph-properties fo:margin-top="0cm" fo:margin-bottom="0.499cm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pring을 사용하여 HTML에서 특정 페이지로 이동하는 버튼을 만드는 방법은 매우 간단합니다. HTML의 <text:span text:style-name="Source_20_Text">&lt;button&gt;</text:span> 요소나 <text:span text:style-name="Source_20_Text">&lt;a&gt;</text:span> 태그와 함께 Spring의 URL 매핑을 활용하면 됩니다. 아래는 그 방법을 설명합니다.</text:p>
      <text:h text:style-name="Heading_20_3" text:outline-level="3">1. <text:span text:style-name="Source_20_Text">&lt;a&gt;</text:span> 태그를 사용한 버튼 만들기</text:h>
      <text:p text:style-name="Text_20_body">가장 간단한 방법은 <text:span text:style-name="Source_20_Text">&lt;a&gt;</text:span> 태그를 버튼처럼 사용하는 것입니다. 이를 위해 CSS를 활용하여 <text:span text:style-name="Source_20_Text">&lt;a&gt;</text:span> 태그를 버튼처럼 스타일링할 수 있습니다.</text:p>
      <text:p text:style-name="Preformatted_20_Text">html</text:p>
      <text:p text:style-name="Preformatted_20_Text">코드 복사</text:p>
      <text:p text:style-name="P2"><text:span text:style-name="Source_20_Text">&lt;a href="/targetPage" class="btn"&gt;Go to Target Page&lt;/a&gt;</text:span></text:p>
      <text:h text:style-name="Heading_20_3" text:outline-level="3">2. <text:span text:style-name="Source_20_Text">&lt;button&gt;</text:span> 태그와 자바스크립트를 사용한 버튼 만들기</text:h>
      <text:p text:style-name="Text_20_body">또 다른 방법은 <text:span text:style-name="Source_20_Text">&lt;button&gt;</text:span> 태그를 사용하고, 자바스크립트를 활용하여 특정 URL로 이동하게 하는 것입니다.</text:p>
      <text:p text:style-name="Preformatted_20_Text">html</text:p>
      <text:p text:style-name="Preformatted_20_Text">코드 복사</text:p>
      <text:p text:style-name="P2"><text:span text:style-name="Source_20_Text">&lt;button onclick="location.href='/targetPage'"&gt;Go to Target Page&lt;/button&gt;</text:span></text:p>
      <text:h text:style-name="Heading_20_3" text:outline-level="3">3. Spring Controller와 연동</text:h>
      <text:p text:style-name="Text_20_body">Spring MVC에서 특정 URL로 이동하려면, 해당 URL에 매핑된 컨트롤러 메서드를 정의해야 합니다.</text:p>
      <text:p text:style-name="Preformatted_20_Text">java</text:p>
      <text:p text:style-name="Preformatted_20_Text">코드 복사</text:p>
      <text:p text:style-name="P1"><text:span text:style-name="Source_20_Text">@Controller</text:span></text:p>
      <text:p text:style-name="P1"><text:span text:style-name="Source_20_Text">public class MyController {</text:span></text:p>
      <text:p text:style-name="P1"/>
      <text:p text:style-name="P1"><text:span text:style-name="Source_20_Text"><text:s text:c="4"/>@GetMapping("/targetPage")</text:span></text:p>
      <text:p text:style-name="P1"><text:span text:style-name="Source_20_Text"><text:s text:c="4"/>public String targetPage() {</text:span></text:p>
      <text:p text:style-name="P1"><text:span text:style-name="Source_20_Text"><text:s text:c="8"/>return "targetPage"; // templates/targetPage.html로 이동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3" text:outline-level="3">4. <text:span text:style-name="Source_20_Text">th:href</text:span> 속성을 사용한 Thymeleaf 버튼 만들기</text:h>
      <text:p text:style-name="Text_20_body">만약 Thymeleaf를 사용 중이라면, <text:span text:style-name="Source_20_Text">th:href</text:span> 속성을 활용하여 Thymeleaf 표현식을 사용할 수 있습니다.</text:p>
      <text:p text:style-name="Preformatted_20_Text">html</text:p>
      <text:p text:style-name="Preformatted_20_Text">코드 복사</text:p>
      <text:p text:style-name="P2"><text:span text:style-name="Source_20_Text">&lt;a th:href="@{/targetPage}" class="btn"&gt;Go to Target Page&lt;/a&gt;</text:span></text:p>
      <text:h text:style-name="Heading_20_3" text:outline-level="3">전체적인 예시</text:h>
      <text:p text:style-name="Text_20_body">다음은 Spring과 Thymeleaf를 사용하여 버튼을 통해 다른 페이지로 이동하는 전체적인 예시입니다.</text:p>
      <text:h text:style-name="Heading_20_4" text:outline-level="4"><text:soft-page-break/>1. HTML (Thymeleaf 사용):</text:h>
      <text:p text:style-name="Preformatted_20_Text">html</text:p>
      <text:p text:style-name="Preformatted_20_Text">코드 복사</text:p>
      <text:p text:style-name="P1"><text:span text:style-name="Source_20_Text">&lt;!DOCTYPE html&gt;</text:span></text:p>
      <text:p text:style-name="P1"><text:span text:style-name="Source_20_Text">&lt;html xmlns:th="http://www.thymeleaf.org"&gt;</text:span></text:p>
      <text:p text:style-name="P1"><text:span text:style-name="Source_20_Text">&lt;head&gt;</text:span></text:p>
      <text:p text:style-name="P1"><text:span text:style-name="Source_20_Text"><text:s text:c="4"/>&lt;title&gt;Button Example&lt;/title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><text:span text:style-name="Source_20_Text"><text:s text:c="4"/>&lt;!-- 버튼으로 특정 페이지로 이동 --&gt;</text:span></text:p>
      <text:p text:style-name="P1"><text:span text:style-name="Source_20_Text"><text:s text:c="4"/>&lt;a th:href="@{/targetPage}" class="btn"&gt;Go to Target Page&lt;/a&gt;</text:span></text:p>
      <text:p text:style-name="P1"><text:span text:style-name="Source_20_Text"><text:s text:c="4"/></text:span></text:p>
      <text:p text:style-name="P1"><text:span text:style-name="Source_20_Text"><text:s text:c="4"/>&lt;!-- 또는 자바스크립트를 사용 --&gt;</text:span></text:p>
      <text:p text:style-name="P1"><text:span text:style-name="Source_20_Text"><text:s text:c="4"/>&lt;button onclick="location.href='/targetPage'"&gt;Go to Target Page&lt;/button&gt;</text:span></text:p>
      <text:p text:style-name="P1"><text:span text:style-name="Source_20_Text">&lt;/body&gt;</text:span></text:p>
      <text:p text:style-name="P2"><text:span text:style-name="Source_20_Text">&lt;/html&gt;</text:span></text:p>
      <text:h text:style-name="Heading_20_4" text:outline-level="4">2. Spring Controller:</text:h>
      <text:p text:style-name="Preformatted_20_Text">java</text:p>
      <text:p text:style-name="Preformatted_20_Text">코드 복사</text:p>
      <text:p text:style-name="P1"><text:span text:style-name="Source_20_Text">@Controller</text:span></text:p>
      <text:p text:style-name="P1"><text:span text:style-name="Source_20_Text">public class MyController {</text:span></text:p>
      <text:p text:style-name="P1"/>
      <text:p text:style-name="P1"><text:span text:style-name="Source_20_Text"><text:s text:c="4"/>@GetMapping("/targetPage")</text:span></text:p>
      <text:p text:style-name="P1"><text:span text:style-name="Source_20_Text"><text:s text:c="4"/>public String targetPage() {</text:span></text:p>
      <text:p text:style-name="P1"><text:span text:style-name="Source_20_Text"><text:s text:c="8"/>return "targetPage"; // templates/targetPage.html로 이동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이 예시에서는 두 가지 방법 모두 <text:span text:style-name="Source_20_Text">/targetPage</text:span> URL로 이동합니다. <text:span text:style-name="Source_20_Text">targetPage.html</text:span> 파일은 <text:span text:style-name="Source_20_Text">src/main/resources/templates</text:span> 폴더에 위치하며, 이동할 페이지의 내용이 들어 있습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ource_20_Text">href</text:span>는 HTML에서 하이퍼링크를 만드는 데 사용되는 속성(attribute)입니다. <text:span text:style-name="Source_20_Text">href</text:span>는 "hypertext reference"의 약자로, 링크를 클릭했을 때 이동할 목적지의 URL(Uniform Resource Locator)을 지정합니다.</text:p>
      <text:h text:style-name="Heading_20_3" text:outline-level="3"><text:span text:style-name="Source_20_Text">href</text:span>의 기능</text:h>
      <text:list xml:id="list174715879599904912" text:style-name="L1">
        <text:list-item>
          <text:p text:style-name="P9"><text:span text:style-name="Strong_20_Emphasis">링크 생성</text:span>: <text:span text:style-name="Source_20_Text">href</text:span> 속성은 <text:span text:style-name="Source_20_Text">&lt;a&gt;</text:span> 태그와 함께 사용되며, 이 속성을 통해 웹 페이지, 파일, 이메일 주소 등 다양한 리소스에 대한 링크를 만듭니다.</text:p>
        </text:list-item>
        <text:list-item>
          <text:p text:style-name="P6"><text:span text:style-name="Strong_20_Emphasis">목적지 지정</text:span>: <text:span text:style-name="Source_20_Text">href</text:span>에 지정된 URL은 사용자가 링크를 클릭했을 때 이동하게 되는 위치입니다.</text:p>
        </text:list-item>
      </text:list>
      <text:h text:style-name="Heading_20_3" text:outline-level="3">기본 사용 예시</text:h>
      <text:p text:style-name="Preformatted_20_Text">html</text:p>
      <text:p text:style-name="Preformatted_20_Text">코드 복사</text:p>
      <text:p text:style-name="P2"><text:span text:style-name="Source_20_Text">&lt;a href="https://www.example.com"&gt;이동하기&lt;/a&gt;</text:span></text:p>
      <text:p text:style-name="Text_20_body">위의 코드는 "이동하기"라는 텍스트를 클릭하면 사용자가 <text:span text:style-name="Source_20_Text">https://www.example.com</text:span>으로 이동하게 됩니다.</text:p>
      <text:h text:style-name="Heading_20_3" text:outline-level="3">다양한 사용 사례</text:h>
      <text:list xml:id="list8563535815532552195" text:style-name="L2">
        <text:list-item>
          <text:p text:style-name="P7"><text:span text:style-name="Strong_20_Emphasis">외부 웹사이트로의 링크</text:span>:</text:p>
          <text:p text:style-name="P3">html</text:p>
          <text:p text:style-name="P3">코드 복사</text:p>
          <text:p text:style-name="P5"><text:span text:style-name="Source_20_Text">&lt;a href="https://www.example.com"&gt;외부 사이트&lt;/a&gt;</text:span></text:p>
          <text:p text:style-name="P7">사용자를 외부 웹사이트로 이동시킵니다.</text:p>
        </text:list-item>
        <text:list-item>
          <text:p text:style-name="P7"><text:span text:style-name="Strong_20_Emphasis">내부 페이지로의 링크</text:span>:</text:p>
          <text:p text:style-name="P3">html</text:p>
          <text:p text:style-name="P3">코드 복사</text:p>
          <text:p text:style-name="P5"><text:span text:style-name="Source_20_Text">&lt;a href="/about.html"&gt;내부 페이지&lt;/a&gt;</text:span></text:p>
          <text:p text:style-name="P7">같은 도메인 내의 다른 페이지로 이동합니다.</text:p>
        </text:list-item>
        <text:list-item>
          <text:p text:style-name="P7"><text:span text:style-name="Strong_20_Emphasis">이메일 링크</text:span>:</text:p>
          <text:p text:style-name="P3">html</text:p>
          <text:p text:style-name="P3">코드 복사</text:p>
          <text:p text:style-name="P5"><text:span text:style-name="Source_20_Text">&lt;a href="mailto:example@example.com"&gt;이메일 보내기&lt;/a&gt;</text:span></text:p>
          <text:p text:style-name="P7">사용자가 클릭하면 이메일 클라이언트가 열리고, 지정된 이메일 주소로 메일을 보낼 수 있습니다.</text:p>
        </text:list-item>
        <text:list-item>
          <text:p text:style-name="P7"><text:span text:style-name="Strong_20_Emphasis">전화번호 링크</text:span>:</text:p>
          <text:p text:style-name="P3">html</text:p>
          <text:p text:style-name="P3">코드 복사</text:p>
          <text:p text:style-name="P5"><text:span text:style-name="Source_20_Text">&lt;a href="tel:+821012345678"&gt;전화 걸기&lt;/a&gt;</text:span></text:p>
          <text:p text:style-name="P7">사용자가 클릭하면 전화 애플리케이션이 열리고 지정된 번호로 전화를 걸 수 있습<text:soft-page-break/>니다.</text:p>
        </text:list-item>
      </text:list>
      <text:h text:style-name="Heading_20_3" text:outline-level="3">추가 옵션</text:h>
      <text:list xml:id="list1288577804789835622" text:style-name="L3">
        <text:list-item>
          <text:p text:style-name="P10"><text:span text:style-name="Strong_20_Emphasis">빈 링크</text:span>: <text:span text:style-name="Source_20_Text">href="#"</text:span>와 같이 설정하면 링크 클릭 시 아무런 동작도 하지 않도록 할 수 있습니다.</text:p>
        </text:list-item>
        <text:list-item>
          <text:p text:style-name="P8"><text:span text:style-name="Strong_20_Emphasis">동적 링크</text:span>: 자바스크립트 등을 이용하여 <text:span text:style-name="Source_20_Text">href</text:span> 속성의 값을 동적으로 변경할 수 있습니다.</text:p>
        </text:list-item>
      </text:list>
      <text:p text:style-name="Text_20_body"><text:span text:style-name="Source_20_Text">href</text:span>는 웹 페이지에서 중요한 역할을 하며, 사용자가 원하는 목적지로 이동할 수 있도록 돕는 중요한 속성입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0T19:57:06.50</meta:creation-date>
    <dc:date>2024-08-21T16:21:55.08</dc:date>
    <meta:editing-duration>PT4H13M5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4" meta:paragraph-count="90" meta:word-count="1080" meta:character-count="2620"/>
  </office:meta>
</office:document-meta>
</file>